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cab9" officeooo:paragraph-rsid="0007cab9"/>
    </style:style>
    <style:style style:name="P2" style:family="paragraph" style:parent-style-name="Standard">
      <style:text-properties officeooo:rsid="0007cab9" officeooo:paragraph-rsid="0008e510"/>
    </style:style>
    <style:style style:name="P3" style:family="paragraph" style:parent-style-name="Standard">
      <style:text-properties officeooo:rsid="0007cab9" officeooo:paragraph-rsid="000a4343"/>
    </style:style>
    <style:style style:name="P4" style:family="paragraph" style:parent-style-name="Standard">
      <style:text-properties officeooo:rsid="000a684e" officeooo:paragraph-rsid="000a684e"/>
    </style:style>
    <style:style style:name="P5" style:family="paragraph" style:parent-style-name="Standard">
      <style:text-properties officeooo:paragraph-rsid="000cacf8"/>
    </style:style>
    <style:style style:name="P6" style:family="paragraph" style:parent-style-name="Standard" style:list-style-name="L7">
      <style:text-properties officeooo:paragraph-rsid="000cacf8"/>
    </style:style>
    <style:style style:name="P7" style:family="paragraph" style:parent-style-name="Standard">
      <style:text-properties officeooo:rsid="000dd42c" officeooo:paragraph-rsid="000dd42c"/>
    </style:style>
    <style:style style:name="P8"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099cm"/>
          <style:tab-stop style:position="0.76cm"/>
        </style:tab-stops>
      </style:paragraph-properties>
      <style:text-properties officeooo:rsid="0007cab9" officeooo:paragraph-rsid="0007cab9"/>
    </style:style>
    <style:style style:name="P9" style:family="paragraph" style:parent-style-name="Standard">
      <loext:graphic-properties draw:fill="none"/>
      <style:paragraph-properties fo:margin-left="0cm" fo:margin-right="0cm" fo:text-indent="0cm" style:auto-text-indent="false" fo:background-color="transparent">
        <style:tab-stops>
          <style:tab-stop style:position="0.099cm"/>
          <style:tab-stop style:position="0.76cm"/>
        </style:tab-stops>
      </style:paragraph-properties>
      <style:text-properties officeooo:rsid="0007cab9" officeooo:paragraph-rsid="0007cab9"/>
    </style:style>
    <style:style style:name="P10" style:family="paragraph" style:parent-style-name="Standard">
      <loext:graphic-properties draw:fill="none"/>
      <style:paragraph-properties fo:margin-left="0cm" fo:margin-right="0cm" fo:text-indent="0cm" style:auto-text-indent="false" fo:background-color="transparent">
        <style:tab-stops>
          <style:tab-stop style:position="0.099cm"/>
          <style:tab-stop style:position="0.76cm"/>
        </style:tab-stops>
      </style:paragraph-properties>
      <style:text-properties officeooo:rsid="0007cab9" officeooo:paragraph-rsid="000a4343"/>
    </style:style>
    <style:style style:name="P11" style:family="paragraph" style:parent-style-name="Text_20_body">
      <style:text-properties officeooo:rsid="0007cab9" officeooo:paragraph-rsid="0007cab9"/>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T1" style:family="text">
      <style:text-properties officeooo:rsid="0007f506"/>
    </style:style>
    <style:style style:name="T2" style:family="text">
      <style:text-properties officeooo:rsid="000a684e"/>
    </style:style>
    <style:style style:name="T3" style:family="text">
      <style:text-properties officeooo:rsid="000ecf9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text:p>
      <text:p text:style-name="P1"/>
      <text:p text:style-name="P1">Oops concepts</text:p>
      <text:p text:style-name="P1">------------------------</text:p>
      <text:p text:style-name="P1"/>
      <text:p text:style-name="P1">Encapsulation</text:p>
      <text:p text:style-name="P1">Inheritense (<text:span text:style-name="T1">is</text:span>-a relation extense and polymorphism)</text:p>
      <text:p text:style-name="P1">Polymorphism</text:p>
      <text:p text:style-name="P1">Abstraction</text:p>
      <text:p text:style-name="P1"/>
      <text:p text:style-name="P8">Coupling</text:p>
      <text:p text:style-name="P10">--------------------------</text:p>
      <text:p text:style-name="P9">Coupling refers to the knowledge or information or dependency of another class. It arises when classes are aware of each other. If a class has the details information of another class, there is strong coupling. In Java, we use private, protected, and public modifiers to display the visibility level of a class, method, and field. You can use interfaces for the weaker coupling because there is no concrete implementation.</text:p>
      <text:p text:style-name="P1"/>
      <text:p text:style-name="P1">Cohesion</text:p>
      <text:p text:style-name="P3">--------------------------</text:p>
      <text:p text:style-name="P1">Cohesion refers to the level of a component which performs a single well-defined task. A single well-defined task is done by a highly cohesive method. The weakly cohesive method will split the task into separate parts. The java.io package is a highly cohesive package because it has I/O related classes and interface. However, the java.util package is a weakly cohesive package because it has unrelated classes and interfaces.</text:p>
      <text:p text:style-name="P1"/>
      <text:p text:style-name="P1">Association</text:p>
      <text:p text:style-name="P1">--------------------------</text:p>
      <text:p text:style-name="P11">Association represents the relationship between the objects. Here, one object can be associated with one object or many objects. There can be four types of association between the objects:</text:p>
      <text:list xml:id="list930455462" text:style-name="L3">
        <text:list-item>
          <text:p text:style-name="P14">One to One </text:p>
        </text:list-item>
        <text:list-item>
          <text:p text:style-name="P14">One to Many </text:p>
        </text:list-item>
        <text:list-item>
          <text:p text:style-name="P14">Many to One, and </text:p>
        </text:list-item>
        <text:list-item>
          <text:p text:style-name="P12">Many to Many </text:p>
        </text:list-item>
      </text:list>
      <text:p text:style-name="P1"/>
      <text:p text:style-name="P1">Aggregation (<text:span text:style-name="T1">has</text:span>-a relation)</text:p>
      <text:p text:style-name="P1">------------------------------</text:p>
      <text:p text:style-name="P1">Aggregation is a way to achieve Association. Aggregation represents the relationship where one object contains other objects as a part of its state. It represents the weak relationship between objects. It is also termed as a <text:span text:style-name="Emphasis">has-a</text:span> relationship in Java. Like, inheritance represents the <text:span text:style-name="Emphasis">is-a</text:span> relationship. It is another way to reuse objects.</text:p>
      <text:p text:style-name="P1"/>
      <text:p text:style-name="P1">Composition</text:p>
      <text:p text:style-name="P2">------------------------------</text:p>
      <text:p text:style-name="P2">The composition is also a way to achieve Association. The composition represents the relationship where one object contains other objects as a part of its state. There is a strong relationship between the containing object and the dependent object. It is the state where containing objects do not have an independent existence. If you delete the parent object, all the child objects will be deleted automatically.</text:p>
      <text:p text:style-name="P2"/>
      <text:p text:style-name="P7"><text:soft-page-break/>Java</text:p>
      <text:p text:style-name="P7">------------------------</text:p>
      <text:p text:style-name="P7">Tokens-&gt; keywords, identifier, strings, literals,<text:span text:style-name="T3">operator</text:span></text:p>
      <text:p text:style-name="P7">class,object, access specifire-&gt; public,private , protected,default </text:p>
      <text:p text:style-name="P7">static,final,finally,synchronized,</text:p>
      <text:p text:style-name="P7"/>
      <text:p text:style-name="P4">Java 8</text:p>
      <text:p text:style-name="P5"><text:span text:style-name="T2">-----------------------</text:span></text:p>
      <text:list xml:id="list1641102949" text:style-name="L7">
        <text:list-item>
          <text:p text:style-name="P6"><text:span text:style-name="T2">Lambda expressions, </text:span></text:p>
        </text:list-item>
      </text:list>
      <text:list xml:id="list3877261925" text:style-name="L4">
        <text:list-item>
          <text:p text:style-name="P15">Method references, </text:p>
        </text:list-item>
        <text:list-item>
          <text:p text:style-name="P15">Functional interfaces, </text:p>
        </text:list-item>
        <text:list-item>
          <text:p text:style-name="P15">Stream API, </text:p>
        </text:list-item>
        <text:list-item>
          <text:p text:style-name="P15">Default methods, </text:p>
        </text:list-item>
        <text:list-item>
          <text:p text:style-name="P15">Base64 Encode Decode, </text:p>
        </text:list-item>
        <text:list-item>
          <text:p text:style-name="P15">Static methods in interface, </text:p>
        </text:list-item>
        <text:list-item>
          <text:p text:style-name="P15">Optional class, </text:p>
          <text:list>
            <text:list-header>
              <text:p text:style-name="P15">Java introduced a new class Optional in Java 8. It is a public final class which is used to deal with NullPointerException in Java application. We must import <text:span text:style-name="Emphasis">java.util</text:span> package to use this class. It provides methods to check the presence of value for particular variable.</text:p>
            </text:list-header>
          </text:list>
        </text:list-item>
        <text:list-item>
          <text:p text:style-name="P15">Collectors class, </text:p>
        </text:list-item>
        <text:list-item>
          <text:p text:style-name="P15">ForEach() method, </text:p>
        </text:list-item>
        <text:list-item>
          <text:p text:style-name="P15">Nashorn JavaScript Engine, </text:p>
        </text:list-item>
        <text:list-item>
          <text:p text:style-name="P15">Parallel Array Sorting, </text:p>
        </text:list-item>
        <text:list-item>
          <text:p text:style-name="P15">Type and Repating Annotations, </text:p>
        </text:list-item>
        <text:list-item>
          <text:p text:style-name="P15">IO Enhancements, </text:p>
        </text:list-item>
        <text:list-item>
          <text:p text:style-name="P15">Concurrency Enhancements, </text:p>
        </text:list-item>
        <text:list-item>
          <text:p text:style-name="P13">JDBC Enhancements etc. </text:p>
        </text:list-item>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32:48.040816567</meta:creation-date>
    <dc:date>2021-10-18T23:44:47.142557784</dc:date>
    <meta:editing-duration>PT51M23S</meta:editing-duration>
    <meta:editing-cycles>10</meta:editing-cycles>
    <meta:generator>LibreOffice/6.4.7.2$Linux_X86_64 LibreOffice_project/40$Build-2</meta:generator>
    <meta:document-statistic meta:table-count="0" meta:image-count="0" meta:object-count="0" meta:page-count="2" meta:paragraph-count="50" meta:word-count="447" meta:character-count="3025" meta:non-whitespace-character-count="2628"/>
  </office:meta>
</office:document-meta>
</file>